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800000"/>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T1"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text:p>
      <text:p text:style-name="Standard"/>
      <text:p text:style-name="Standard"><text:span text:style-name="T1">automated observation systems can often provide very significant advantages: in particular, events are recorded more reliably because the computer algorithm always works in the same way, and the system does not suffer from observer fatigue or drift, so observations can continue almost indefinitely (</text:span><text:a xlink:type="simple" xlink:href="http://www.sciencedirect.com/science/article/pii/S0168169902000194#BIB51">[Spruijt et al., 1998]</text:a><text:span text:style-name="T1"> and </text:span><text:bookmark text:name="bBIB30"/><text:a xlink:type="simple" xlink:href="http://www.sciencedirect.com/science/article/pii/S0168169902000194#BIB30">[Noldus et al., 2001]</text:a><text:span text:style-name="T1">).</text:span></text:p>
      <text:p text:style-name="P1"><text:s/></text:p>
      <text:p text:style-name="Standard"><text:span text:style-name="T1">The behavioral analysis of locomotion is greatly facilitated by automated or semi-automated methods for recording the position of an animal (or its body parts) over time. For example, our understanding of honey bee foraging and dance communication was boosted by the use of radar systems </text:span><text:a xlink:type="simple" xlink:href="http://www.plosone.org/article/info%3Adoi%2F10.1371%2Fjournal.pone.0042247#pone.0042247-Riley1">[4]</text:a><text:span text:style-name="T1"> and high-throughput software was developed to record locomotion in </text:span><text:span text:style-name="Emphasis"><text:span text:style-name="T1">Drosophila</text:span></text:span><text:span text:style-name="T1"> </text:span><text:a xlink:type="simple" xlink:href="http://www.plosone.org/article/info%3Adoi%2F10.1371%2Fjournal.pone.0042247#pone.0042247-Branson1">[5]</text:a><text:span text:style-name="T1">.</text:span></text:p>
      <text:p text:style-name="P1"/>
      <text:p text:style-name="P1">Several digitiser-based video tracking systems are commercially available. However, most have severe limitations. They can track only one animal per arena (if multiple moving targets are present they cannot be individually identified); backgrounds with only simple grey-scale values are needed; only a limited range of experimental set-ups can be handled, and colour video is not utilised.</text:p>
      <text:p text:style-name="P1"/>
      <text:p text:style-name="P1"/>
      <text:p text:style-name="P1"/>
      <text:p text:style-name="P2">Why single agent tracking</text:p>
      <text:p text:style-name="P2"/>
      <text:p text:style-name="Standard">A few recent publications claim to be capable of efficient multi-agent tracking (tracking multiple individuals within a single arena), but nevertheless suffer from some non-trivial flaws. <text:s/>With multiple individuals in the visual arena, agents can overlap when interacting or passing closely; it is difficult, and difficult to correctly identify the agents when they unmerge and appear discretely again. <text:s/>Correct segmentation and identification becomes increasingly difficult as the number of individuals increases and agent overlapping and collision become increasingly likely. <text:s/>Indeed, this problem is something that can be difficult for even an attentive human eye to solve, especially when viewed from a fixed angle above with no depth perception.</text:p>
      <text:p text:style-name="Standard">Some software have aimed to tackle this problem through agent marking, in which each individual agent in the visual arena is marked with a discrete colour, in order to be correctly identified following agent overlap.</text:p>
      <text:p text:style-name="Standard"/>
      <text:p text:style-name="P2">Data analysis</text:p>
      <text:p text:style-name="P4">Elimination of potential errors owing to detection of non-target objects</text:p>
      <text:p text:style-name="P4">Linear interpolation of missing data points</text:p>
      <text:p text:style-name="P4">Smoothing to reduce 'jitter'/'wobble'</text:p>
      <text:p text:style-name="Standard"/>
      <text:p text:style-name="Standard"/>
      <text:p text:style-name="P2">Ground-truth data / Validation</text:p>
      <text:p text:style-name="Standard"/>
      <text:p text:style-name="Standard">The type of 'ground-truth' data used in calibration/validation is important; manual estimates are most commonly used despite being vulnerable to error. <text:s/>Furthermore, the degree of error is unlikely to increase linearly with the number of objects being tracked.</text:p>
      <text:p text:style-name="Standard"/>
      <text:p text:style-name="Standard"/>
      <text:p text:style-name="Standard">Since object segmentation is not based upon background subtraction methods, background and foreground need not be sharply contrasted, and the object can be efficiently tracked even with (moderate) spatial and temporal heterogeneity; e.g. lighting conditions, interference.</text:p>
      <text:p text:style-name="Standard">No separate calibration required, as integrated into the program...</text:p>
      <text:p text:style-name="Standard">Overcomes common problems: e.g. occlusion (between object and walls of arena); clumping of more than one agent to become recognised as only one, or splitting of one agent to become <text:soft-page-break/>recognised as more than one; exclusion/fit to background of motionless agents → benefits of learning algorithm and of not using simple background subtraction met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11-13T10:34:20</meta:creation-date>
    <dc:date>2012-11-14T17:06:30</dc:date>
    <dc:creator>joe </dc:creator>
    <meta:editing-duration>PT4H53M5S</meta:editing-duration>
    <meta:editing-cycles>19</meta:editing-cycles>
    <meta:generator>LibreOffice/3.5$Linux_X86_64 LibreOffice_project/350m1$Build-2</meta:generator>
    <meta:document-statistic meta:table-count="0" meta:image-count="0" meta:object-count="0" meta:page-count="2" meta:paragraph-count="17" meta:word-count="476" meta:character-count="3249" meta:non-whitespace-character-count="2784"/>
  </office:meta>
</office:document-meta>
</file>